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BB3000006A2D9494114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|c|c|}&#10;\cline{2-3}&#10;00 &amp;00&amp;01,11,10 \\&#10;\cline{2-3}&#10;01 &amp;&amp;01 \\&#10;\cline{2-3}&#10;11 &amp;&amp;11 \\&#10;\cline{2-3}&#10;10 &amp;&amp;11 \\&#10;\cline{2-3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4.192cm" svg:height="3.49cm" svg:x="0.636cm" svg:y="1.288cm">
          <draw:image xlink:href="Pictures/2000000100000BB3000006A2D9494114.svm" xlink:type="simple" xlink:show="embed" xlink:actuate="onLoad">
            <text:p/>
          </draw:image>
          <draw:glue-point draw:id="4" svg:x="2.752cm" svg:y="3.398cm"/>
          <draw:glue-point draw:id="5" svg:x="1.598cm" svg:y="3.223cm"/>
          <draw:glue-point draw:id="6" svg:x="4.303cm" svg:y="-3.143cm"/>
          <draw:glue-point draw:id="7" svg:x="2.678cm" svg:y="-3.057cm"/>
        </draw:frame>
        <draw:frame draw:style-name="gr2" draw:layer="layout" svg:width="0.425cm" svg:height="0.469cm" svg:x="2.628cm" svg:y="0.3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21cm" svg:height="0.469cm" svg:x="1.727cm" svg:y="0.62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13cm" svg:height="0.469cm" svg:x="3.494cm" svg:y="0.63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" draw:text-style-name="P1" xml:id="id1" draw:id="id1" draw:layer="layout" svg:width="0.877cm" svg:height="0.648cm" svg:x="1.497cm" svg:y="1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877cm" svg:height="0.648cm" svg:x="3.161cm" svg:y="2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877cm" svg:height="0.648cm" svg:x="3.222cm" svg:y="3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draw:line-skew="-0.226cm" svg:x1="2.374cm" svg:y1="1.657cm" svg:x2="2.722cm" svg:y2="1.65cm" draw:start-shape="id1" draw:start-glue-point="10" svg:d="m2374 1657c412 0 239-7 348-7">
          <text:p/>
        </draw:connector>
        <draw:connector draw:style-name="gr4" draw:text-style-name="P1" draw:layer="layout" draw:type="curve" svg:x1="2.994cm" svg:y1="1.952cm" svg:x2="3.161cm" svg:y2="2.534cm" draw:end-shape="id2" draw:end-glue-point="6" svg:d="m2994 1952c-502 0-586 582 167 582">
          <text:p/>
        </draw:connector>
        <draw:connector draw:style-name="gr4" draw:text-style-name="P1" draw:layer="layout" draw:type="curve" draw:line-skew="1.285cm -0.865cm" svg:x1="3.854cm" svg:y1="1.967cm" svg:x2="4.099cm" svg:y2="3.396cm" draw:start-shape="id3" draw:start-glue-point="7" draw:end-shape="id4" draw:end-glue-point="10" svg:d="m3854 1967c0 159 305 132 503 450s288 979-258 979">
          <text:p/>
        </draw:connector>
        <draw:connector draw:style-name="gr4" draw:text-style-name="P1" draw:layer="layout" draw:type="curve" svg:x1="4.535cm" svg:y1="1.937cm" svg:x2="3.899cm" svg:y2="4.309cm" draw:start-shape="id3" draw:start-glue-point="6" svg:d="m4535 1937c1189 0 1507 2372-636 2372">
          <text:p/>
        </draw:connector>
        <draw:connector draw:style-name="gr4" draw:text-style-name="P1" draw:layer="layout" draw:type="curve" draw:line-skew="-1.348cm" svg:x1="3.401cm" svg:y1="4.157cm" svg:x2="3.35cm" svg:y2="3.625cm" draw:start-shape="id3" draw:start-glue-point="5" draw:end-shape="id4" draw:end-glue-point="7" svg:d="m3401 4157c0-340-51-75-51-532">
          <text:p/>
        </draw:connector>
        <draw:frame draw:style-name="gr2" draw:layer="layout" svg:width="1.035cm" svg:height="0.529cm" svg:x="0.315cm" svg:y="0.86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2" draw:layer="layout" svg:width="3.135cm" svg:height="0.911cm" svg:x="5.459cm" svg:y="1.135cm">
          <draw:text-box>
            <text:p><text:span text:style-name="T1">ممکنہ تبادلہ حالات</text:span></text:p>
          </draw:text-box>
        </draw:frame>
        <draw:frame draw:style-name="gr2" draw:layer="layout" svg:width="2.413cm" svg:height="1.451cm" svg:x="5.894cm" svg:y="1.934cm"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21T17:29:30</dc:date>
    <dc:creator>kkk </dc:creator>
    <meta:generator>LibreOffice/3.3$Linux LibreOffice_project/330m19$Build-401</meta:generator>
    <meta:editing-duration>PT13H42M22S</meta:editing-duration>
    <meta:editing-cycles>60</meta:editing-cycles>
    <meta:document-statistic meta:object-count="15"/>
  </office:meta>
</office:document-meta>
</file>

<file path=Object 1/content.xml><?xml version="1.0" encoding="utf-8"?>
<math xmlns="http://www.w3.org/1998/Math/MathML">
  <semantics>
    <mi>x</mi>
    <annotation encoding="StarMath 5.0">x</annotation>
  </semantics>
</math>
</file>

<file path=Object 2/content.xml><?xml version="1.0" encoding="utf-8"?>
<math xmlns="http://www.w3.org/1998/Math/MathML">
  <semantics>
    <mn>0</mn>
    <annotation encoding="StarMath 5.0">0</annotation>
  </semantics>
</math>
</file>

<file path=Object 3/content.xml><?xml version="1.0" encoding="utf-8"?>
<math xmlns="http://www.w3.org/1998/Math/MathML">
  <semantics>
    <mn>1</mn>
    <annotation encoding="StarMath 5.0">1</annotation>
  </semantics>
</math>
</file>

<file path=Object 4/content.xml><?xml version="1.0" encoding="utf-8"?>
<math xmlns="http://www.w3.org/1998/Math/MathML">
  <semantics>
    <mrow>
      <msub>
        <mi>y</mi>
        <mn>1</mn>
      </msub>
      <msub>
        <mi>y</mi>
        <mn>0</mn>
      </msub>
    </mrow>
    <annotation encoding="StarMath 5.0">y_1 y_0</annotation>
  </semantics>
</math>
</file>

<file path=Object 5/content.xml><?xml version="1.0" encoding="utf-8"?>
<math xmlns="http://www.w3.org/1998/Math/MathML">
  <semantics>
    <mtable>
      <mtr>
        <mtd>
          <mrow>
            <mn>00</mn>
            <mo stretchy="false">→</mo>
            <mn>01</mn>
          </mrow>
        </mtd>
      </mtr>
      <mtr>
        <mtd>
          <mrow>
            <mn>00</mn>
            <mo stretchy="false">→</mo>
            <mn>11</mn>
          </mrow>
        </mtd>
      </mtr>
      <mtr>
        <mtd>
          <mrow>
            <mn>00</mn>
            <mo stretchy="false">→</mo>
            <mn>10</mn>
            <mo stretchy="false">→</mo>
            <mn>11</mn>
          </mrow>
        </mtd>
      </mtr>
    </mtable>
    <annotation encoding="StarMath 5.0">stack{
alignl 00 rightarrow 01 #
alignl 00 rightarrow 11 #
alignl 00 rightarrow 10 rightarrow 11
}</annotation>
  </semantics>
</math>
</file>